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시트1" table:style-name="ta1">
        <table:shapes>
          <draw:frame draw:z-index="0" draw:style-name="gr1" draw:text-style-name="P1" svg:width="33.519cm" svg:height="19.47cm" svg:x="6.416cm" svg:y="0.186cm">
            <draw:object draw:notify-on-update-of-ranges="시트1.A2:시트1.A65 시트1.B2:시트1.B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ords count</text:p>
          </table:table-cell>
          <table:table-cell office:value-type="string" calcext:value-type="string">
            <text:p>Shell Execution time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8329" calcext:value-type="float">
            <text:p>11832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47748" calcext:value-type="float">
            <text:p>247748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13081" calcext:value-type="float">
            <text:p>11308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30123" calcext:value-type="float">
            <text:p>230123</text:p>
          </table:table-cell>
        </table:table-row>
        <table:table-row table:style-name="ro1">
          <table:table-cell office:value-type="float" office:value="5242880" calcext:value-type="float">
            <text:p>5242880</text:p>
          </table:table-cell>
          <table:table-cell office:value-type="float" office:value="194393" calcext:value-type="float">
            <text:p>194393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18864" calcext:value-type="float">
            <text:p>118864</text:p>
          </table:table-cell>
        </table:table-row>
        <table:table-row table:style-name="ro1">
          <table:table-cell office:value-type="float" office:value="7340032" calcext:value-type="float">
            <text:p>7340032</text:p>
          </table:table-cell>
          <table:table-cell office:value-type="float" office:value="127814" calcext:value-type="float">
            <text:p>12781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3219" calcext:value-type="float">
            <text:p>123219</text:p>
          </table:table-cell>
        </table:table-row>
        <table:table-row table:style-name="ro1">
          <table:table-cell office:value-type="float" office:value="9437184" calcext:value-type="float">
            <text:p>9437184</text:p>
          </table:table-cell>
          <table:table-cell office:value-type="float" office:value="93866" calcext:value-type="float">
            <text:p>93866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108301" calcext:value-type="float">
            <text:p>108301</text:p>
          </table:table-cell>
        </table:table-row>
        <table:table-row table:style-name="ro1">
          <table:table-cell office:value-type="float" office:value="11534336" calcext:value-type="float">
            <text:p>11534336</text:p>
          </table:table-cell>
          <table:table-cell office:value-type="float" office:value="142619" calcext:value-type="float">
            <text:p>142619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25118" calcext:value-type="float">
            <text:p>125118</text:p>
          </table:table-cell>
        </table:table-row>
        <table:table-row table:style-name="ro1">
          <table:table-cell office:value-type="float" office:value="13631488" calcext:value-type="float">
            <text:p>13631488</text:p>
          </table:table-cell>
          <table:table-cell office:value-type="float" office:value="103357" calcext:value-type="float">
            <text:p>103357</text:p>
          </table:table-cell>
        </table:table-row>
        <table:table-row table:style-name="ro1">
          <table:table-cell office:value-type="float" office:value="14680064" calcext:value-type="float">
            <text:p>14680064</text:p>
          </table:table-cell>
          <table:table-cell office:value-type="float" office:value="125801" calcext:value-type="float">
            <text:p>125801</text:p>
          </table:table-cell>
        </table:table-row>
        <table:table-row table:style-name="ro1">
          <table:table-cell office:value-type="float" office:value="15728640" calcext:value-type="float">
            <text:p>15728640</text:p>
          </table:table-cell>
          <table:table-cell office:value-type="float" office:value="229301" calcext:value-type="float">
            <text:p>2293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556" calcext:value-type="float">
            <text:p>134556</text:p>
          </table:table-cell>
        </table:table-row>
        <table:table-row table:style-name="ro1">
          <table:table-cell office:value-type="float" office:value="17825792" calcext:value-type="float">
            <text:p>17825792</text:p>
          </table:table-cell>
          <table:table-cell office:value-type="float" office:value="210853" calcext:value-type="float">
            <text:p>210853</text:p>
          </table:table-cell>
        </table:table-row>
        <table:table-row table:style-name="ro1">
          <table:table-cell office:value-type="float" office:value="18874368" calcext:value-type="float">
            <text:p>18874368</text:p>
          </table:table-cell>
          <table:table-cell office:value-type="float" office:value="170526" calcext:value-type="float">
            <text:p>170526</text:p>
          </table:table-cell>
        </table:table-row>
        <table:table-row table:style-name="ro1">
          <table:table-cell office:value-type="float" office:value="19922944" calcext:value-type="float">
            <text:p>19922944</text:p>
          </table:table-cell>
          <table:table-cell office:value-type="float" office:value="254352" calcext:value-type="float">
            <text:p>254352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149222" calcext:value-type="float">
            <text:p>149222</text:p>
          </table:table-cell>
        </table:table-row>
        <table:table-row table:style-name="ro1">
          <table:table-cell office:value-type="float" office:value="22020096" calcext:value-type="float">
            <text:p>22020096</text:p>
          </table:table-cell>
          <table:table-cell office:value-type="float" office:value="154737" calcext:value-type="float">
            <text:p>154737</text:p>
          </table:table-cell>
        </table:table-row>
        <table:table-row table:style-name="ro1">
          <table:table-cell office:value-type="float" office:value="23068672" calcext:value-type="float">
            <text:p>23068672</text:p>
          </table:table-cell>
          <table:table-cell office:value-type="float" office:value="214254" calcext:value-type="float">
            <text:p>214254</text:p>
          </table:table-cell>
        </table:table-row>
        <table:table-row table:style-name="ro1">
          <table:table-cell office:value-type="float" office:value="24117248" calcext:value-type="float">
            <text:p>24117248</text:p>
          </table:table-cell>
          <table:table-cell office:value-type="float" office:value="228700" calcext:value-type="float">
            <text:p>228700</text:p>
          </table:table-cell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24045" calcext:value-type="float">
            <text:p>124045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115441" calcext:value-type="float">
            <text:p>115441</text:p>
          </table:table-cell>
        </table:table-row>
        <table:table-row table:style-name="ro1">
          <table:table-cell office:value-type="float" office:value="27262976" calcext:value-type="float">
            <text:p>27262976</text:p>
          </table:table-cell>
          <table:table-cell office:value-type="float" office:value="107965" calcext:value-type="float">
            <text:p>107965</text:p>
          </table:table-cell>
        </table:table-row>
        <table:table-row table:style-name="ro1">
          <table:table-cell office:value-type="float" office:value="28311552" calcext:value-type="float">
            <text:p>28311552</text:p>
          </table:table-cell>
          <table:table-cell office:value-type="float" office:value="106733" calcext:value-type="float">
            <text:p>106733</text:p>
          </table:table-cell>
        </table:table-row>
        <table:table-row table:style-name="ro1">
          <table:table-cell office:value-type="float" office:value="29360128" calcext:value-type="float">
            <text:p>29360128</text:p>
          </table:table-cell>
          <table:table-cell office:value-type="float" office:value="128323" calcext:value-type="float">
            <text:p>128323</text:p>
          </table:table-cell>
        </table:table-row>
        <table:table-row table:style-name="ro1">
          <table:table-cell office:value-type="float" office:value="30408704" calcext:value-type="float">
            <text:p>30408704</text:p>
          </table:table-cell>
          <table:table-cell office:value-type="float" office:value="129261" calcext:value-type="float">
            <text:p>129261</text:p>
          </table:table-cell>
        </table:table-row>
        <table:table-row table:style-name="ro1">
          <table:table-cell office:value-type="float" office:value="31457280" calcext:value-type="float">
            <text:p>31457280</text:p>
          </table:table-cell>
          <table:table-cell office:value-type="float" office:value="112651" calcext:value-type="float">
            <text:p>112651</text:p>
          </table:table-cell>
        </table:table-row>
        <table:table-row table:style-name="ro1">
          <table:table-cell office:value-type="float" office:value="32505856" calcext:value-type="float">
            <text:p>32505856</text:p>
          </table:table-cell>
          <table:table-cell office:value-type="float" office:value="116983" calcext:value-type="float">
            <text:p>11698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16040" calcext:value-type="float">
            <text:p>116040</text:p>
          </table:table-cell>
        </table:table-row>
        <table:table-row table:style-name="ro1">
          <table:table-cell office:value-type="float" office:value="34603008" calcext:value-type="float">
            <text:p>34603008</text:p>
          </table:table-cell>
          <table:table-cell office:value-type="float" office:value="109330" calcext:value-type="float">
            <text:p>109330</text:p>
          </table:table-cell>
        </table:table-row>
        <table:table-row table:style-name="ro1">
          <table:table-cell office:value-type="float" office:value="35651584" calcext:value-type="float">
            <text:p>35651584</text:p>
          </table:table-cell>
          <table:table-cell office:value-type="float" office:value="113405" calcext:value-type="float">
            <text:p>113405</text:p>
          </table:table-cell>
        </table:table-row>
        <table:table-row table:style-name="ro1">
          <table:table-cell office:value-type="float" office:value="36700160" calcext:value-type="float">
            <text:p>36700160</text:p>
          </table:table-cell>
          <table:table-cell office:value-type="float" office:value="129480" calcext:value-type="float">
            <text:p>129480</text:p>
          </table:table-cell>
        </table:table-row>
        <table:table-row table:style-name="ro1">
          <table:table-cell office:value-type="float" office:value="37748736" calcext:value-type="float">
            <text:p>37748736</text:p>
          </table:table-cell>
          <table:table-cell office:value-type="float" office:value="119150" calcext:value-type="float">
            <text:p>119150</text:p>
          </table:table-cell>
        </table:table-row>
        <table:table-row table:style-name="ro1">
          <table:table-cell office:value-type="float" office:value="38797312" calcext:value-type="float">
            <text:p>38797312</text:p>
          </table:table-cell>
          <table:table-cell office:value-type="float" office:value="106554" calcext:value-type="float">
            <text:p>106554</text:p>
          </table:table-cell>
        </table:table-row>
        <table:table-row table:style-name="ro1">
          <table:table-cell office:value-type="float" office:value="39845888" calcext:value-type="float">
            <text:p>39845888</text:p>
          </table:table-cell>
          <table:table-cell office:value-type="float" office:value="114272" calcext:value-type="float">
            <text:p>114272</text:p>
          </table:table-cell>
        </table:table-row>
        <table:table-row table:style-name="ro1">
          <table:table-cell office:value-type="float" office:value="40894464" calcext:value-type="float">
            <text:p>40894464</text:p>
          </table:table-cell>
          <table:table-cell office:value-type="float" office:value="98070" calcext:value-type="float">
            <text:p>98070</text:p>
          </table:table-cell>
        </table:table-row>
        <table:table-row table:style-name="ro1">
          <table:table-cell office:value-type="float" office:value="41943040" calcext:value-type="float">
            <text:p>41943040</text:p>
          </table:table-cell>
          <table:table-cell office:value-type="float" office:value="111081" calcext:value-type="float">
            <text:p>111081</text:p>
          </table:table-cell>
        </table:table-row>
        <table:table-row table:style-name="ro1">
          <table:table-cell office:value-type="float" office:value="42991616" calcext:value-type="float">
            <text:p>42991616</text:p>
          </table:table-cell>
          <table:table-cell office:value-type="float" office:value="294312" calcext:value-type="float">
            <text:p>294312</text:p>
          </table:table-cell>
        </table:table-row>
        <table:table-row table:style-name="ro1">
          <table:table-cell office:value-type="float" office:value="44040192" calcext:value-type="float">
            <text:p>44040192</text:p>
          </table:table-cell>
          <table:table-cell office:value-type="float" office:value="356772" calcext:value-type="float">
            <text:p>356772</text:p>
          </table:table-cell>
        </table:table-row>
        <table:table-row table:style-name="ro1">
          <table:table-cell office:value-type="float" office:value="45088768" calcext:value-type="float">
            <text:p>45088768</text:p>
          </table:table-cell>
          <table:table-cell office:value-type="float" office:value="232680" calcext:value-type="float">
            <text:p>232680</text:p>
          </table:table-cell>
        </table:table-row>
        <table:table-row table:style-name="ro1">
          <table:table-cell office:value-type="float" office:value="46137344" calcext:value-type="float">
            <text:p>46137344</text:p>
          </table:table-cell>
          <table:table-cell office:value-type="float" office:value="145931" calcext:value-type="float">
            <text:p>145931</text:p>
          </table:table-cell>
        </table:table-row>
        <table:table-row table:style-name="ro1">
          <table:table-cell office:value-type="float" office:value="47185920" calcext:value-type="float">
            <text:p>47185920</text:p>
          </table:table-cell>
          <table:table-cell office:value-type="float" office:value="117910" calcext:value-type="float">
            <text:p>117910</text:p>
          </table:table-cell>
        </table:table-row>
        <table:table-row table:style-name="ro1">
          <table:table-cell office:value-type="float" office:value="48234496" calcext:value-type="float">
            <text:p>48234496</text:p>
          </table:table-cell>
          <table:table-cell office:value-type="float" office:value="105529" calcext:value-type="float">
            <text:p>105529</text:p>
          </table:table-cell>
        </table:table-row>
        <table:table-row table:style-name="ro1">
          <table:table-cell office:value-type="float" office:value="49283072" calcext:value-type="float">
            <text:p>49283072</text:p>
          </table:table-cell>
          <table:table-cell office:value-type="float" office:value="112820" calcext:value-type="float">
            <text:p>112820</text:p>
          </table:table-cell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106696" calcext:value-type="float">
            <text:p>106696</text:p>
          </table:table-cell>
        </table:table-row>
        <table:table-row table:style-name="ro1">
          <table:table-cell office:value-type="float" office:value="51380224" calcext:value-type="float">
            <text:p>51380224</text:p>
          </table:table-cell>
          <table:table-cell office:value-type="float" office:value="122867" calcext:value-type="float">
            <text:p>122867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06118" calcext:value-type="float">
            <text:p>106118</text:p>
          </table:table-cell>
        </table:table-row>
        <table:table-row table:style-name="ro1">
          <table:table-cell office:value-type="float" office:value="53477376" calcext:value-type="float">
            <text:p>53477376</text:p>
          </table:table-cell>
          <table:table-cell office:value-type="float" office:value="105364" calcext:value-type="float">
            <text:p>105364</text:p>
          </table:table-cell>
        </table:table-row>
        <table:table-row table:style-name="ro1">
          <table:table-cell office:value-type="float" office:value="54525952" calcext:value-type="float">
            <text:p>54525952</text:p>
          </table:table-cell>
          <table:table-cell office:value-type="float" office:value="113758" calcext:value-type="float">
            <text:p>113758</text:p>
          </table:table-cell>
        </table:table-row>
        <table:table-row table:style-name="ro1">
          <table:table-cell office:value-type="float" office:value="55574528" calcext:value-type="float">
            <text:p>55574528</text:p>
          </table:table-cell>
          <table:table-cell office:value-type="float" office:value="97236" calcext:value-type="float">
            <text:p>97236</text:p>
          </table:table-cell>
        </table:table-row>
        <table:table-row table:style-name="ro1">
          <table:table-cell office:value-type="float" office:value="56623104" calcext:value-type="float">
            <text:p>56623104</text:p>
          </table:table-cell>
          <table:table-cell office:value-type="float" office:value="98433" calcext:value-type="float">
            <text:p>98433</text:p>
          </table:table-cell>
        </table:table-row>
        <table:table-row table:style-name="ro1">
          <table:table-cell office:value-type="float" office:value="57671680" calcext:value-type="float">
            <text:p>57671680</text:p>
          </table:table-cell>
          <table:table-cell office:value-type="float" office:value="96654" calcext:value-type="float">
            <text:p>96654</text:p>
          </table:table-cell>
        </table:table-row>
        <table:table-row table:style-name="ro1">
          <table:table-cell office:value-type="float" office:value="58720256" calcext:value-type="float">
            <text:p>58720256</text:p>
          </table:table-cell>
          <table:table-cell office:value-type="float" office:value="88955" calcext:value-type="float">
            <text:p>88955</text:p>
          </table:table-cell>
        </table:table-row>
        <table:table-row table:style-name="ro1">
          <table:table-cell office:value-type="float" office:value="59768832" calcext:value-type="float">
            <text:p>59768832</text:p>
          </table:table-cell>
          <table:table-cell office:value-type="float" office:value="97277" calcext:value-type="float">
            <text:p>97277</text:p>
          </table:table-cell>
        </table:table-row>
        <table:table-row table:style-name="ro1">
          <table:table-cell office:value-type="float" office:value="60817408" calcext:value-type="float">
            <text:p>60817408</text:p>
          </table:table-cell>
          <table:table-cell office:value-type="float" office:value="92545" calcext:value-type="float">
            <text:p>92545</text:p>
          </table:table-cell>
        </table:table-row>
        <table:table-row table:style-name="ro1">
          <table:table-cell office:value-type="float" office:value="61865984" calcext:value-type="float">
            <text:p>61865984</text:p>
          </table:table-cell>
          <table:table-cell office:value-type="float" office:value="104622" calcext:value-type="float">
            <text:p>104622</text:p>
          </table:table-cell>
        </table:table-row>
        <table:table-row table:style-name="ro1">
          <table:table-cell office:value-type="float" office:value="62914560" calcext:value-type="float">
            <text:p>62914560</text:p>
          </table:table-cell>
          <table:table-cell office:value-type="float" office:value="103576" calcext:value-type="float">
            <text:p>103576</text:p>
          </table:table-cell>
        </table:table-row>
        <table:table-row table:style-name="ro1">
          <table:table-cell office:value-type="float" office:value="63963136" calcext:value-type="float">
            <text:p>63963136</text:p>
          </table:table-cell>
          <table:table-cell office:value-type="float" office:value="83857" calcext:value-type="float">
            <text:p>83857</text:p>
          </table:table-cell>
        </table:table-row>
        <table:table-row table:style-name="ro1">
          <table:table-cell office:value-type="float" office:value="65011712" calcext:value-type="float">
            <text:p>65011712</text:p>
          </table:table-cell>
          <table:table-cell office:value-type="float" office:value="94916" calcext:value-type="float">
            <text:p>94916</text:p>
          </table:table-cell>
        </table:table-row>
        <table:table-row table:style-name="ro1">
          <table:table-cell office:value-type="float" office:value="66060288" calcext:value-type="float">
            <text:p>66060288</text:p>
          </table:table-cell>
          <table:table-cell office:value-type="float" office:value="88032" calcext:value-type="float">
            <text:p>88032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04528" calcext:value-type="float">
            <text:p>104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19:39:24.779088455</dc:date>
    <meta:document-statistic meta:table-count="1" meta:cell-count="13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2cm" svg:height="19.471cm" xlink:href=".." xlink:type="simple" chart:class="chart:line" chart:style-name="ch1">
        <chart:title svg:x="13.025cm" svg:y="0.525cm" chart:style-name="ch2">
          <text:p>Records count - Shell execution time</text:p>
        </chart:title>
        <chart:subtitle svg:x="13.898cm" svg:y="1.719cm" chart:style-name="ch3">
          <text:p>Spark on Alluxio-wrapped HDFS</text:p>
        </chart:subtitle>
        <chart:legend chart:legend-position="end" svg:x="31.436cm" svg:y="9.436cm" style:legend-expansion="high" chart:style-name="ch4"/>
        <chart:plot-area chart:style-name="ch5" table:cell-range-address="시트1.A2:시트1.B65" chart:data-source-has-labels="column" svg:x="1.681cm" svg:y="2.817cm" svg:width="29.085cm" svg:height="15.284cm">
          <chartooo:coordinate-region svg:x="3.043cm" svg:y="3.016cm" svg:width="27.723cm" svg:height="13.507cm"/>
          <chart:axis chart:dimension="x" chart:name="primary-x" chart:style-name="ch6" chartooo:axis-type="auto">
            <chartooo:date-scale/>
            <chart:title svg:x="15.121cm" svg:y="18.49cm" chart:style-name="ch7">
              <text:p>Records count</text:p>
            </chart:title>
            <chart:categories table:cell-range-address="시트1.A2:시트1.A65"/>
          </chart:axis>
          <chart:axis chart:dimension="y" chart:name="primary-y" chart:style-name="ch6">
            <chart:title svg:x="0.451cm" svg:y="11.614cm" chart:style-name="ch8">
              <text:p>Exec. time (ms)</text:p>
            </chart:title>
            <chart:grid chart:style-name="ch9" chart:class="major"/>
          </chart:axis>
          <chart:series chart:style-name="ch10" chart:values-cell-range-address="시트1.B2:시트1.B65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B</text:p>
              </table:table-cell>
            </table:table-row>
          </table:table-header-rows>
          <table:table-rows>
            <table:table-row>
              <table:table-cell office:value-type="float" office:value="1048576">
                <text:p>1048580</text:p>
                <draw:g>
                  <svg:desc>시트1.A2:시트1.A65</svg:desc>
                </draw:g>
              </table:table-cell>
              <table:table-cell office:value-type="float" office:value="118329">
                <text:p>118329</text:p>
                <draw:g>
                  <svg:desc>시트1.B2:시트1.B65</svg:desc>
                </draw:g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7748">
                <text:p>247748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13081">
                <text:p>11308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30123">
                <text:p>230123</text:p>
              </table:table-cell>
            </table:table-row>
            <table:table-row>
              <table:table-cell office:value-type="float" office:value="5242880">
                <text:p>5242880</text:p>
              </table:table-cell>
              <table:table-cell office:value-type="float" office:value="194393">
                <text:p>194393</text:p>
              </table:table-cell>
            </table:table-row>
            <table:table-row>
              <table:table-cell office:value-type="float" office:value="6291456">
                <text:p>6291460</text:p>
              </table:table-cell>
              <table:table-cell office:value-type="float" office:value="118864">
                <text:p>118864</text:p>
              </table:table-cell>
            </table:table-row>
            <table:table-row>
              <table:table-cell office:value-type="float" office:value="7340032">
                <text:p>7340030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23219">
                <text:p>123219</text:p>
              </table:table-cell>
            </table:table-row>
            <table:table-row>
              <table:table-cell office:value-type="float" office:value="9437184">
                <text:p>9437180</text:p>
              </table:table-cell>
              <table:table-cell office:value-type="float" office:value="93866">
                <text:p>93866</text:p>
              </table:table-cell>
            </table:table-row>
            <table:table-row>
              <table:table-cell office:value-type="float" office:value="10485760">
                <text:p>10485760</text:p>
              </table:table-cell>
              <table:table-cell office:value-type="float" office:value="108301">
                <text:p>108301</text:p>
              </table:table-cell>
            </table:table-row>
            <table:table-row>
              <table:table-cell office:value-type="float" office:value="11534336">
                <text:p>11534340</text:p>
              </table:table-cell>
              <table:table-cell office:value-type="float" office:value="142619">
                <text:p>142619</text:p>
              </table:table-cell>
            </table:table-row>
            <table:table-row>
              <table:table-cell office:value-type="float" office:value="12582912">
                <text:p>12582910</text:p>
              </table:table-cell>
              <table:table-cell office:value-type="float" office:value="125118">
                <text:p>125118</text:p>
              </table:table-cell>
            </table:table-row>
            <table:table-row>
              <table:table-cell office:value-type="float" office:value="13631488">
                <text:p>13631490</text:p>
              </table:table-cell>
              <table:table-cell office:value-type="float" office:value="103357">
                <text:p>103357</text:p>
              </table:table-cell>
            </table:table-row>
            <table:table-row>
              <table:table-cell office:value-type="float" office:value="14680064">
                <text:p>14680060</text:p>
              </table:table-cell>
              <table:table-cell office:value-type="float" office:value="125801">
                <text:p>125801</text:p>
              </table:table-cell>
            </table:table-row>
            <table:table-row>
              <table:table-cell office:value-type="float" office:value="15728640">
                <text:p>15728640</text:p>
              </table:table-cell>
              <table:table-cell office:value-type="float" office:value="229301">
                <text:p>22930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4556">
                <text:p>134556</text:p>
              </table:table-cell>
            </table:table-row>
            <table:table-row>
              <table:table-cell office:value-type="float" office:value="17825792">
                <text:p>17825790</text:p>
              </table:table-cell>
              <table:table-cell office:value-type="float" office:value="210853">
                <text:p>210853</text:p>
              </table:table-cell>
            </table:table-row>
            <table:table-row>
              <table:table-cell office:value-type="float" office:value="18874368">
                <text:p>18874370</text:p>
              </table:table-cell>
              <table:table-cell office:value-type="float" office:value="170526">
                <text:p>170526</text:p>
              </table:table-cell>
            </table:table-row>
            <table:table-row>
              <table:table-cell office:value-type="float" office:value="19922944">
                <text:p>19922940</text:p>
              </table:table-cell>
              <table:table-cell office:value-type="float" office:value="254352">
                <text:p>254352</text:p>
              </table:table-cell>
            </table:table-row>
            <table:table-row>
              <table:table-cell office:value-type="float" office:value="20971520">
                <text:p>20971520</text:p>
              </table:table-cell>
              <table:table-cell office:value-type="float" office:value="149222">
                <text:p>149222</text:p>
              </table:table-cell>
            </table:table-row>
            <table:table-row>
              <table:table-cell office:value-type="float" office:value="22020096">
                <text:p>22020100</text:p>
              </table:table-cell>
              <table:table-cell office:value-type="float" office:value="154737">
                <text:p>154737</text:p>
              </table:table-cell>
            </table:table-row>
            <table:table-row>
              <table:table-cell office:value-type="float" office:value="23068672">
                <text:p>23068670</text:p>
              </table:table-cell>
              <table:table-cell office:value-type="float" office:value="214254">
                <text:p>214254</text:p>
              </table:table-cell>
            </table:table-row>
            <table:table-row>
              <table:table-cell office:value-type="float" office:value="24117248">
                <text:p>24117250</text:p>
              </table:table-cell>
              <table:table-cell office:value-type="float" office:value="228700">
                <text:p>228700</text:p>
              </table:table-cell>
            </table:table-row>
            <table:table-row>
              <table:table-cell office:value-type="float" office:value="25165824">
                <text:p>25165820</text:p>
              </table:table-cell>
              <table:table-cell office:value-type="float" office:value="124045">
                <text:p>124045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115441">
                <text:p>115441</text:p>
              </table:table-cell>
            </table:table-row>
            <table:table-row>
              <table:table-cell office:value-type="float" office:value="27262976">
                <text:p>27262980</text:p>
              </table:table-cell>
              <table:table-cell office:value-type="float" office:value="107965">
                <text:p>107965</text:p>
              </table:table-cell>
            </table:table-row>
            <table:table-row>
              <table:table-cell office:value-type="float" office:value="28311552">
                <text:p>28311550</text:p>
              </table:table-cell>
              <table:table-cell office:value-type="float" office:value="106733">
                <text:p>106733</text:p>
              </table:table-cell>
            </table:table-row>
            <table:table-row>
              <table:table-cell office:value-type="float" office:value="29360128">
                <text:p>29360130</text:p>
              </table:table-cell>
              <table:table-cell office:value-type="float" office:value="128323">
                <text:p>128323</text:p>
              </table:table-cell>
            </table:table-row>
            <table:table-row>
              <table:table-cell office:value-type="float" office:value="30408704">
                <text:p>30408700</text:p>
              </table:table-cell>
              <table:table-cell office:value-type="float" office:value="129261">
                <text:p>129261</text:p>
              </table:table-cell>
            </table:table-row>
            <table:table-row>
              <table:table-cell office:value-type="float" office:value="31457280">
                <text:p>31457280</text:p>
              </table:table-cell>
              <table:table-cell office:value-type="float" office:value="112651">
                <text:p>112651</text:p>
              </table:table-cell>
            </table:table-row>
            <table:table-row>
              <table:table-cell office:value-type="float" office:value="32505856">
                <text:p>32505860</text:p>
              </table:table-cell>
              <table:table-cell office:value-type="float" office:value="116983">
                <text:p>11698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16040">
                <text:p>116040</text:p>
              </table:table-cell>
            </table:table-row>
            <table:table-row>
              <table:table-cell office:value-type="float" office:value="34603008">
                <text:p>34603010</text:p>
              </table:table-cell>
              <table:table-cell office:value-type="float" office:value="109330">
                <text:p>109330</text:p>
              </table:table-cell>
            </table:table-row>
            <table:table-row>
              <table:table-cell office:value-type="float" office:value="35651584">
                <text:p>35651580</text:p>
              </table:table-cell>
              <table:table-cell office:value-type="float" office:value="113405">
                <text:p>113405</text:p>
              </table:table-cell>
            </table:table-row>
            <table:table-row>
              <table:table-cell office:value-type="float" office:value="36700160">
                <text:p>36700160</text:p>
              </table:table-cell>
              <table:table-cell office:value-type="float" office:value="129480">
                <text:p>129480</text:p>
              </table:table-cell>
            </table:table-row>
            <table:table-row>
              <table:table-cell office:value-type="float" office:value="37748736">
                <text:p>37748740</text:p>
              </table:table-cell>
              <table:table-cell office:value-type="float" office:value="119150">
                <text:p>119150</text:p>
              </table:table-cell>
            </table:table-row>
            <table:table-row>
              <table:table-cell office:value-type="float" office:value="38797312">
                <text:p>38797310</text:p>
              </table:table-cell>
              <table:table-cell office:value-type="float" office:value="106554">
                <text:p>106554</text:p>
              </table:table-cell>
            </table:table-row>
            <table:table-row>
              <table:table-cell office:value-type="float" office:value="39845888">
                <text:p>39845890</text:p>
              </table:table-cell>
              <table:table-cell office:value-type="float" office:value="114272">
                <text:p>114272</text:p>
              </table:table-cell>
            </table:table-row>
            <table:table-row>
              <table:table-cell office:value-type="float" office:value="40894464">
                <text:p>40894460</text:p>
              </table:table-cell>
              <table:table-cell office:value-type="float" office:value="98070">
                <text:p>98070</text:p>
              </table:table-cell>
            </table:table-row>
            <table:table-row>
              <table:table-cell office:value-type="float" office:value="41943040">
                <text:p>41943040</text:p>
              </table:table-cell>
              <table:table-cell office:value-type="float" office:value="111081">
                <text:p>111081</text:p>
              </table:table-cell>
            </table:table-row>
            <table:table-row>
              <table:table-cell office:value-type="float" office:value="42991616">
                <text:p>42991620</text:p>
              </table:table-cell>
              <table:table-cell office:value-type="float" office:value="294312">
                <text:p>294312</text:p>
              </table:table-cell>
            </table:table-row>
            <table:table-row>
              <table:table-cell office:value-type="float" office:value="44040192">
                <text:p>44040190</text:p>
              </table:table-cell>
              <table:table-cell office:value-type="float" office:value="356772">
                <text:p>356772</text:p>
              </table:table-cell>
            </table:table-row>
            <table:table-row>
              <table:table-cell office:value-type="float" office:value="45088768">
                <text:p>45088770</text:p>
              </table:table-cell>
              <table:table-cell office:value-type="float" office:value="232680">
                <text:p>232680</text:p>
              </table:table-cell>
            </table:table-row>
            <table:table-row>
              <table:table-cell office:value-type="float" office:value="46137344">
                <text:p>46137340</text:p>
              </table:table-cell>
              <table:table-cell office:value-type="float" office:value="145931">
                <text:p>145931</text:p>
              </table:table-cell>
            </table:table-row>
            <table:table-row>
              <table:table-cell office:value-type="float" office:value="47185920">
                <text:p>47185920</text:p>
              </table:table-cell>
              <table:table-cell office:value-type="float" office:value="117910">
                <text:p>117910</text:p>
              </table:table-cell>
            </table:table-row>
            <table:table-row>
              <table:table-cell office:value-type="float" office:value="48234496">
                <text:p>48234500</text:p>
              </table:table-cell>
              <table:table-cell office:value-type="float" office:value="105529">
                <text:p>105529</text:p>
              </table:table-cell>
            </table:table-row>
            <table:table-row>
              <table:table-cell office:value-type="float" office:value="49283072">
                <text:p>49283070</text:p>
              </table:table-cell>
              <table:table-cell office:value-type="float" office:value="112820">
                <text:p>112820</text:p>
              </table:table-cell>
            </table:table-row>
            <table:table-row>
              <table:table-cell office:value-type="float" office:value="50331648">
                <text:p>50331650</text:p>
              </table:table-cell>
              <table:table-cell office:value-type="float" office:value="106696">
                <text:p>106696</text:p>
              </table:table-cell>
            </table:table-row>
            <table:table-row>
              <table:table-cell office:value-type="float" office:value="51380224">
                <text:p>51380220</text:p>
              </table:table-cell>
              <table:table-cell office:value-type="float" office:value="122867">
                <text:p>122867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106118">
                <text:p>106118</text:p>
              </table:table-cell>
            </table:table-row>
            <table:table-row>
              <table:table-cell office:value-type="float" office:value="53477376">
                <text:p>53477380</text:p>
              </table:table-cell>
              <table:table-cell office:value-type="float" office:value="105364">
                <text:p>105364</text:p>
              </table:table-cell>
            </table:table-row>
            <table:table-row>
              <table:table-cell office:value-type="float" office:value="54525952">
                <text:p>54525950</text:p>
              </table:table-cell>
              <table:table-cell office:value-type="float" office:value="113758">
                <text:p>113758</text:p>
              </table:table-cell>
            </table:table-row>
            <table:table-row>
              <table:table-cell office:value-type="float" office:value="55574528">
                <text:p>55574530</text:p>
              </table:table-cell>
              <table:table-cell office:value-type="float" office:value="97236">
                <text:p>97236</text:p>
              </table:table-cell>
            </table:table-row>
            <table:table-row>
              <table:table-cell office:value-type="float" office:value="56623104">
                <text:p>56623100</text:p>
              </table:table-cell>
              <table:table-cell office:value-type="float" office:value="98433">
                <text:p>98433</text:p>
              </table:table-cell>
            </table:table-row>
            <table:table-row>
              <table:table-cell office:value-type="float" office:value="57671680">
                <text:p>57671680</text:p>
              </table:table-cell>
              <table:table-cell office:value-type="float" office:value="96654">
                <text:p>96654</text:p>
              </table:table-cell>
            </table:table-row>
            <table:table-row>
              <table:table-cell office:value-type="float" office:value="58720256">
                <text:p>58720260</text:p>
              </table:table-cell>
              <table:table-cell office:value-type="float" office:value="88955">
                <text:p>88955</text:p>
              </table:table-cell>
            </table:table-row>
            <table:table-row>
              <table:table-cell office:value-type="float" office:value="59768832">
                <text:p>59768830</text:p>
              </table:table-cell>
              <table:table-cell office:value-type="float" office:value="97277">
                <text:p>97277</text:p>
              </table:table-cell>
            </table:table-row>
            <table:table-row>
              <table:table-cell office:value-type="float" office:value="60817408">
                <text:p>60817410</text:p>
              </table:table-cell>
              <table:table-cell office:value-type="float" office:value="92545">
                <text:p>92545</text:p>
              </table:table-cell>
            </table:table-row>
            <table:table-row>
              <table:table-cell office:value-type="float" office:value="61865984">
                <text:p>61865980</text:p>
              </table:table-cell>
              <table:table-cell office:value-type="float" office:value="104622">
                <text:p>104622</text:p>
              </table:table-cell>
            </table:table-row>
            <table:table-row>
              <table:table-cell office:value-type="float" office:value="62914560">
                <text:p>62914560</text:p>
              </table:table-cell>
              <table:table-cell office:value-type="float" office:value="103576">
                <text:p>103576</text:p>
              </table:table-cell>
            </table:table-row>
            <table:table-row>
              <table:table-cell office:value-type="float" office:value="63963136">
                <text:p>63963140</text:p>
              </table:table-cell>
              <table:table-cell office:value-type="float" office:value="83857">
                <text:p>83857</text:p>
              </table:table-cell>
            </table:table-row>
            <table:table-row>
              <table:table-cell office:value-type="float" office:value="65011712">
                <text:p>65011710</text:p>
              </table:table-cell>
              <table:table-cell office:value-type="float" office:value="94916">
                <text:p>94916</text:p>
              </table:table-cell>
            </table:table-row>
            <table:table-row>
              <table:table-cell office:value-type="float" office:value="66060288">
                <text:p>66060290</text:p>
              </table:table-cell>
              <table:table-cell office:value-type="float" office:value="88032">
                <text:p>88032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104528">
                <text:p>104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